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.setWhen( TimeComparis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setPattern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getGranu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setMillis( lo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setDateTi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.setGranularity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isSelected( Resource 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e.getMill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get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getWh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